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2.932cm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6.529cm" fo:min-width="7.227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175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0.0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14" style:family="graphic" style:parent-style-name="standard">
      <style:graphic-properties draw:stroke="solid"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  <style:paragraph-properties style:writing-mode="lr-tb"/>
    </style:style>
    <style:style style:name="gr17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text-properties fo:font-size="24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2" fo:font-size="24pt" fo:font-weight="bold" style:font-name-asian="Liberation Sans2" style:font-size-asian="24pt" style:font-weight-asian="bold" style:font-name-complex="Liberation Sans2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32cm" svg:height="17.984cm" svg:x="10.096cm" svg:y="5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727cm" svg:height="6.779cm" svg:x="23.949cm" svg:y="6.648cm">
          <text:p text:style-name="P2"><text:span text:style-name="T1">Serial 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5.568cm" svg:height="13.919cm" svg:x="11.038cm" svg:y="6.755cm">
          <text:p text:style-name="P2"><text:span text:style-name="T1">Regi</text:span><text:span text:style-name="T1">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11" draw:id="id11" draw:layer="layout" svg:width="4.646cm" svg:height="3.083cm" svg:x="4.321cm" svg:y="12.163cm">
          <draw:text-box>
            <text:p text:style-name="P5"><text:span text:style-name="T2">CPU i</text:span><text:span text:style-name="T3">/f</text:span></text:p>
            <text:p text:style-name="P5"><text:span text:style-name="T3">(Native or </text:span></text:p>
            <text:p text:style-name="P5"><text:span text:style-name="T3">AXI4 Lite)</text:span></text:p>
          </draw:text-box>
        </draw:frame>
        <draw:frame draw:style-name="gr5" draw:text-style-name="P7" xml:id="id4" draw:id="id4" draw:layer="layout" svg:width="1.78cm" svg:height="1.558cm" svg:x="5.713cm" svg:y="20.837cm">
          <draw:text-box>
            <text:p text:style-name="P5"><text:span text:style-name="T4">cl</text:span><text:span text:style-name="T4">k</text:span></text:p>
          </draw:text-box>
        </draw:frame>
        <draw:frame draw:style-name="gr6" draw:text-style-name="P7" xml:id="id9" draw:id="id9" draw:layer="layout" svg:width="1.675cm" svg:height="1.558cm" svg:x="5.713cm" svg:y="22.037cm">
          <draw:text-box>
            <text:p text:style-name="P5"><text:span text:style-name="T4">rst</text:span></text:p>
          </draw:text-box>
        </draw:frame>
        <draw:custom-shape draw:style-name="gr2" draw:text-style-name="P3" xml:id="id3" draw:id="id3" draw:layer="layout" svg:width="7.727cm" svg:height="6.779cm" svg:x="23.949cm" svg:y="13.909cm">
          <text:p text:style-name="P2"><text:span text:style-name="T1">Serial 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0.567cm" svg:height="0.952cm" draw:transform="rotate (1.58039563768087) translate (15.672cm 20.1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6" draw:id="id6" draw:layer="layout" svg:width="0.567cm" svg:height="0.952cm" draw:transform="rotate (-1.58283909863366) translate (24.835cm 19.59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xml:id="id8" draw:id="id8" draw:layer="layout" svg:width="0.567cm" svg:height="0.952cm" draw:transform="rotate (-1.58283909863366) translate (24.829cm 12.3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9" draw:layer="layout" svg:width="2.051cm" svg:height="0.962cm" svg:x="18.748cm" svg:y="7.249cm">
          <draw:text-box>
            <text:p>tx_en</text:p>
          </draw:text-box>
        </draw:frame>
        <draw:custom-shape draw:style-name="gr9" draw:text-style-name="P10" draw:layer="layout" svg:width="0.046cm" svg:height="0.07cm" svg:x="23.947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085cm" svg:height="0.962cm" svg:x="18.743cm" svg:y="16.31cm">
          <draw:text-box>
            <text:p>rx_en</text:p>
          </draw:text-box>
        </draw:frame>
        <draw:frame draw:style-name="gr11" draw:text-style-name="P9" draw:layer="layout" svg:width="4.477cm" svg:height="0.962cm" svg:x="17.75cm" svg:y="9.149cm">
          <draw:text-box>
            <text:p>data_write_en</text:p>
          </draw:text-box>
        </draw:frame>
        <draw:frame draw:style-name="gr12" draw:text-style-name="P9" draw:layer="layout" svg:width="4.405cm" svg:height="0.962cm" svg:x="17.693cm" svg:y="17.78cm">
          <draw:text-box>
            <text:p>data_read_en</text:p>
          </draw:text-box>
        </draw:frame>
        <draw:frame draw:style-name="gr13" draw:text-style-name="P9" draw:layer="layout" svg:width="3.288cm" svg:height="0.962cm" svg:x="16.891cm" svg:y="12.627cm">
          <draw:text-box>
            <text:p>soft_reset</text:p>
          </draw:text-box>
        </draw:frame>
        <draw:connector draw:style-name="gr14" draw:text-style-name="P10" xml:id="id2" draw:id="id2" draw:layer="layout" draw:line-skew="-0.16cm" svg:x1="31.676cm" svg:y1="10.037cm" svg:x2="36.756cm" svg:y2="13.949cm" draw:start-shape="id1" draw:start-glue-point="1" svg:d="M31676 10037h2630v3912h2450" svg:viewBox="0 0 5081 3913">
          <text:p/>
        </draw:connector>
        <draw:connector draw:style-name="gr15" draw:text-style-name="P10" draw:layer="layout" svg:x1="34.306cm" svg:y1="11.993cm" svg:x2="31.676cm" svg:y2="17.298cm" draw:start-shape="id2" draw:start-glue-point="0" draw:end-shape="id3" draw:end-glue-point="1" svg:d="M34306 11993v5305h-2630" svg:viewBox="0 0 2631 5306">
          <text:p/>
        </draw:connector>
        <draw:frame draw:style-name="gr16" draw:text-style-name="P12" draw:layer="layout" svg:width="4.39cm" svg:height="3.193cm" svg:x="34.218cm" svg:y="10.777cm">
          <draw:text-box>
            <text:p text:style-name="P11"><text:span text:style-name="T5"><text:s/></text:span><text:span text:style-name="T5"><text:s/></text:span><text:span text:style-name="T5">R</text:span><text:span text:style-name="T5">S</text:span><text:span text:style-name="T5">2</text:span><text:span text:style-name="T5">3</text:span><text:span text:style-name="T5">2</text:span><text:span text:style-name="T5"> </text:span><text:span text:style-name="T5"><text:line-break/></text:span><text:span text:style-name="T6">(</text:span><text:span text:style-name="T6">t</text:span><text:span text:style-name="T6">x</text:span><text:span text:style-name="T6">d</text:span><text:span text:style-name="T6">,</text:span><text:span text:style-name="T6"> </text:span><text:span text:style-name="T6">r</text:span><text:span text:style-name="T6">x</text:span><text:span text:style-name="T6">d</text:span><text:span text:style-name="T6">,</text:span><text:span text:style-name="T6"> </text:span></text:p>
            <text:p text:style-name="P11"><text:span text:style-name="T6"><text:s/></text:span><text:span text:style-name="T6"><text:s/></text:span><text:span text:style-name="T6"><text:s/></text:span><text:span text:style-name="T6">r</text:span><text:span text:style-name="T6">t</text:span><text:span text:style-name="T6">s</text:span><text:span text:style-name="T6">,</text:span><text:span text:style-name="T6"> </text:span><text:span text:style-name="T6">c</text:span><text:span text:style-name="T6">t</text:span><text:span text:style-name="T6">s</text:span><text:span text:style-name="T6">)</text:span></text:p>
          </draw:text-box>
        </draw:frame>
        <draw:connector draw:style-name="gr17" draw:text-style-name="P10" draw:layer="layout" draw:line-skew="5.734cm" svg:x1="7.493cm" svg:y1="21.616cm" svg:x2="16.623cm" svg:y2="19.873cm" draw:start-shape="id4" draw:end-shape="id5" draw:end-glue-point="7" svg:d="M7493 21616h15367v-1743h-6237" svg:viewBox="0 0 15368 1744">
          <text:p/>
        </draw:connector>
        <draw:connector draw:style-name="gr17" draw:text-style-name="P10" xml:id="id7" draw:id="id7" draw:layer="layout" draw:line-skew="7.176cm" svg:x1="7.493cm" svg:y1="21.616cm" svg:x2="23.879cm" svg:y2="19.871cm" draw:start-shape="id4" draw:start-glue-point="1" draw:end-shape="id6" draw:end-glue-point="7" svg:d="M7493 21616h15367v-1745h1019" svg:viewBox="0 0 16387 1746">
          <text:p/>
        </draw:connector>
        <draw:connector draw:style-name="gr17" draw:text-style-name="P10" draw:layer="layout" svg:x1="22.86cm" svg:y1="20.743cm" svg:x2="23.873cm" svg:y2="12.633cm" draw:start-shape="id7" draw:start-glue-point="0" draw:end-shape="id8" draw:end-glue-point="7" svg:d="M22860 20743v-8110h1013" svg:viewBox="0 0 1014 8111">
          <text:p/>
        </draw:connector>
        <draw:line draw:style-name="gr18" draw:text-style-name="P13" draw:layer="layout" svg:x1="16.637cm" svg:y1="18.796cm" svg:x2="23.876cm" svg:y2="18.796cm">
          <text:p/>
        </draw:line>
        <draw:line draw:style-name="gr18" draw:text-style-name="P13" draw:layer="layout" svg:x1="16.637cm" svg:y1="17.296cm" svg:x2="23.876cm" svg:y2="17.296cm">
          <text:p/>
        </draw:line>
        <draw:line draw:style-name="gr18" draw:text-style-name="P13" draw:layer="layout" svg:x1="16.637cm" svg:y1="10.196cm" svg:x2="23.876cm" svg:y2="10.196cm">
          <text:p/>
        </draw:line>
        <draw:line draw:style-name="gr18" draw:text-style-name="P13" draw:layer="layout" svg:x1="16.637cm" svg:y1="8.396cm" svg:x2="23.876cm" svg:y2="8.396cm">
          <text:p/>
        </draw:line>
        <draw:connector draw:style-name="gr19" draw:text-style-name="P10" draw:layer="layout" svg:x1="7.388cm" svg:y1="22.816cm" svg:x2="13.822cm" svg:y2="20.674cm" draw:start-shape="id9" draw:start-glue-point="1" draw:end-shape="id10" draw:end-glue-point="2" svg:d="M7388 22816h6434v-2142" svg:viewBox="0 0 6435 2143">
          <text:p/>
        </draw:connector>
        <draw:connector draw:style-name="gr19" draw:text-style-name="P10" draw:layer="layout" svg:x1="7.388cm" svg:y1="22.816cm" svg:x2="27.812cm" svg:y2="20.688cm" draw:start-shape="id9" draw:start-glue-point="1" draw:end-shape="id3" draw:end-glue-point="2" svg:d="M7388 22816h20424v-2128" svg:viewBox="0 0 20425 2129">
          <text:p/>
        </draw:connector>
        <draw:connector draw:style-name="gr19" draw:text-style-name="P10" draw:layer="layout" draw:line-skew="17.225cm" svg:x1="7.388cm" svg:y1="22.816cm" svg:x2="27.812cm" svg:y2="6.648cm" draw:start-shape="id9" draw:start-glue-point="1" draw:end-shape="id1" draw:end-glue-point="0" svg:d="M7388 22816h25505v-16670h-5081v502" svg:viewBox="0 0 25506 16671">
          <text:p/>
        </draw:connector>
        <draw:connector draw:style-name="gr18" draw:text-style-name="P13" draw:layer="layout" draw:line-skew="-0.045cm" svg:x1="16.606cm" svg:y1="13.714cm" svg:x2="23.876cm" svg:y2="11.398cm" draw:start-shape="id10" draw:start-glue-point="1" svg:d="M16606 13714h3841v-2316h3429" svg:viewBox="0 0 7271 2317">
          <text:p/>
        </draw:connector>
        <draw:connector draw:style-name="gr18" draw:text-style-name="P13" draw:layer="layout" draw:line-skew="0.199cm" svg:x1="16.598cm" svg:y1="13.735cm" svg:x2="23.897cm" svg:y2="15.737cm" svg:d="M16598 13735h3849v2002h3450" svg:viewBox="0 0 7300 2003">
          <text:p/>
        </draw:connector>
        <draw:connector draw:style-name="gr20" draw:text-style-name="P13" draw:layer="layout" draw:type="line" svg:x1="8.967cm" svg:y1="13.704cm" svg:x2="11.038cm" svg:y2="13.714cm" draw:start-shape="id11" draw:start-glue-point="1" draw:end-shape="id10" draw:end-glue-point="3" svg:d="M8967 13704l2071 10" svg:viewBox="0 0 2072 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1-02-07T18:53:42.251527427</dc:date>
    <meta:editing-duration>PT15H17M10S</meta:editing-duration>
    <meta:editing-cycles>35</meta:editing-cycles>
    <meta:generator>LibreOffice/6.4.6.2$Linux_X86_64 LibreOffice_project/40$Build-2</meta:generator>
    <meta:document-statistic meta:object-count="32"/>
  </office:meta>
</office:document-meta>
</file>